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82a" officeooo:paragraph-rsid="0018482a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ic user cases for a Simple HTTP Client</text:p>
      <text:p text:style-name="Text_20_body"/>
      <text:list xml:id="list3576559774" text:style-name="L1">
        <text:list-item>
          <text:p text:style-name="P2">As a user, I want to be able to make HTTP requests to a server using the GET method, so that I can retrieve information from the server.</text:p>
        </text:list-item>
        <text:list-item>
          <text:p text:style-name="P2">As a user, I want to be able to make HTTP requests to a server using the POST method, so that I can submit data to the server.</text:p>
        </text:list-item>
        <text:list-item>
          <text:p text:style-name="P2">As a user, I want to be able to make HTTP requests to a server using the PUT method, so that I can update data on the server.</text:p>
        </text:list-item>
        <text:list-item>
          <text:p text:style-name="P2">As a user, I want to be able to make HTTP requests to a server using the DELETE method, so that I can delete data from the server.</text:p>
        </text:list-item>
        <text:list-item>
          <text:p text:style-name="P2">As a user, I want to be able to make HTTP requests to a server using the HEAD method, so that I can retrieve only the header information for a resource.</text:p>
        </text:list-item>
        <text:list-item>
          <text:p text:style-name="P2">As a user, I want to be able to make HTTP requests to a server using the OPTIONS method, so that I can retrieve information about the communication options available for a resource.</text:p>
        </text:list-item>
        <text:list-item>
          <text:p text:style-name="P2">As a user, I want to be able to set custom headers for my HTTP requests, so that I can provide additional information to the server.</text:p>
        </text:list-item>
        <text:list-item>
          <text:p text:style-name="P2">As a user, I want to be able to view the headers returned by the server in response to my requests, so that I can verify the information received.</text:p>
        </text:list-item>
        <text:list-item>
          <text:p text:style-name="P2">As a user, I want to be able to set timeouts for my HTTP requests, so that I can control how long the client should wait for a response.</text:p>
        </text:list-item>
        <text:list-item>
          <text:p text:style-name="P2">As a user, I want to be able to use SSL/TLS encryption when making HTTP requests, so that my communication with the server is secure.</text:p>
        </text:list-item>
        <text:list-item>
          <text:p text:style-name="P2">As a user, I want to be able to authenticate with the server using Basic, Digest, or OAuth authentication mechanisms, so that I can access restricted resources.</text:p>
        </text:list-item>
        <text:list-item>
          <text:p text:style-name="P2">As a user, I want to be able to configure a proxy server for my HTTP requests, so that I can make requests from behind a firewall.</text:p>
        </text:list-item>
        <text:list-item>
          <text:p text:style-name="P2">As a user, I want to be able to automatically follow HTTP redirects, unless instructed not to, so that I can handle redirections correctly.</text:p>
        </text:list-item>
        <text:list-item>
          <text:p text:style-name="P2">As a user, I want to be able to handle errors gracefully and display clear error messages, so that I can debug and resolve any issues with my requests.</text:p>
        </text:list-item>
        <text:list-item>
          <text:p text:style-name="P2">As a user, I want to be able to use cookies to maintain state across my HTTP requests, so that I can access resources that require authentication or maintain a session.</text:p>
        </text:list-item>
        <text:list-item>
          <text:p text:style-name="P2"><text:soft-page-break/>As a user, I want to be able to cache responses to improve performance, so that I can minimize the number of requests made to the server.</text:p>
        </text:list-item>
        <text:list-item>
          <text:p text:style-name="P2">As a user, I want to be able to handle GZIP compression for HTTP responses, so that I can reduce the size of the responses received from the server.</text:p>
        </text:list-item>
      </text:list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2T16:39:15.463654627</meta:creation-date>
    <dc:date>2023-04-22T16:40:00.995624519</dc:date>
    <meta:editing-duration>PT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9" meta:word-count="504" meta:character-count="2514" meta:non-whitespace-character-count="2044"/>
  </office:meta>
</office:document-meta>
</file>